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E0000017E4B83BFE8.png" manifest:media-type="image/png"/>
  <manifest:file-entry manifest:full-path="Pictures/1000000000000309000003CC342B0B25.png" manifest:media-type="image/png"/>
  <manifest:file-entry manifest:full-path="Pictures/10000000000003510000044B57AAF25C.png" manifest:media-type="image/png"/>
  <manifest:file-entry manifest:full-path="Pictures/100000000000020000000180B9B787EE.png" manifest:media-type="image/png"/>
  <manifest:file-entry manifest:full-path="Pictures/10000000000004230000031BBD557691.png" manifest:media-type="image/png"/>
  <manifest:file-entry manifest:full-path="Pictures/10000000000004000000030070AB26D7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subtitle">
      <style:graphic-properties draw:fill-color="#ffffff" draw:auto-grow-height="true" fo:min-height="11.8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5.373cm"/>
    </style:style>
    <style:style style:name="P1" style:family="paragraph">
      <style:text-properties fo:font-size="27.3999996185303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placeholder="true">
          <draw:text-box/>
        </draw:frame>
        <draw:frame presentation:style-name="pr2" draw:text-style-name="P1" draw:layer="layout" svg:width="24.299cm" svg:height="11.879cm" svg:x="1.35cm" svg:y="4.212cm" presentation:class="subtitle" presentation:placeholder="true">
          <draw:text-box/>
        </draw:frame>
        <draw:frame draw:style-name="gr1" draw:text-style-name="P2" draw:layer="layout" svg:width="27.254cm" svg:height="18.542cm" svg:x="0cm" svg:y="-0.254cm">
          <draw:image xlink:href="Pictures/10000000000004230000031BBD5576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27.254cm" svg:height="18cm" svg:x="0cm" svg:y="0cm">
          <draw:image xlink:href="Pictures/100000000000020000000180B9B787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5" draw:text-style-name="P1" draw:layer="layout" svg:width="24.299cm" svg:height="15.373cm" svg:x="1.35cm" svg:y="0.717cm">
          <draw:text-box>
            <text:p><text:span text:style-name="T1"/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17.88cm" svg:height="17.782cm" svg:x="4.409cm" svg:y="0cm">
          <draw:image xlink:href="Pictures/10000000000003510000044B57AAF25C.png" xlink:type="simple" xlink:show="embed" xlink:actuate="onLoad">
            <text:p/>
          </draw:image>
        </draw:frame>
        <draw:frame draw:style-name="gr1" draw:text-style-name="P2" draw:layer="layout" svg:width="28.057cm" svg:height="21cm" svg:x="0.001cm" svg:y="0cm">
          <draw:image xlink:href="Pictures/10000000000004000000030070AB26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16.41cm" svg:height="17.957cm" svg:x="5.388cm" svg:y="0.042cm">
          <draw:image xlink:href="Pictures/1000000000000309000003CC342B0B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27.254cm" svg:height="18.508cm" svg:x="0cm" svg:y="-0.508cm">
          <draw:image xlink:href="Pictures/10000000000001FE0000017E4B83BF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g Ford</meta:initial-creator>
    <meta:creation-date>2012-09-13T19:30:56</meta:creation-date>
    <meta:editing-duration>PT17M42S</meta:editing-duration>
    <meta:editing-cycles>3</meta:editing-cycles>
    <dc:date>2012-09-13T21:26:53</dc:date>
    <dc:creator>Meg Ford</dc:creator>
    <meta:generator>LibreOffice/3.4$Linux LibreOffice_project/340m1$Build-602</meta:generator>
    <meta:document-statistic meta:object-count="40"/>
  </office:meta>
</office:document-meta>
</file>